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361cm" svg:height="9.766cm" svg:x="0.366cm" svg:y="10.154cm">
            <draw:object draw:notify-on-update-of-ranges="Sheet1.A8:Sheet1.A11 Sheet1.B8:Sheet1.B11 Sheet1.A14:Sheet1.A17 Sheet1.B14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61cm" svg:height="9.142cm" svg:x="18.131cm" svg:y="10.415cm">
            <draw:object draw:notify-on-update-of-ranges="Sheet1.A8:Sheet1.A11 Sheet1.C8:Sheet1.C11 Sheet1.A14:Sheet1.A17 Sheet1.C14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table:number-columns-repeated="4"/>
          <table:table-cell table:style-name="Default">
            <draw:frame draw:z-index="2" draw:style-name="gr1" draw:text-style-name="P1" svg:width="18.276cm" svg:height="9.302cm" svg:x="0.763cm" svg:y="0.393cm">
              <draw:object draw:notify-on-update-of-ranges="Sheet1.A8:Sheet1.A11 Sheet1.D8:Sheet1.D11 Sheet1.A8:Sheet1.A11 Sheet1.C4:Sheet1.C4 Sheet1.A14:Sheet1.A17 Sheet1.D14:Sheet1.D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">
          <table:table-cell table:style-name="ce1" table:number-columns-repeated="4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c_code time</text:p>
          </table:table-cell>
          <table:table-cell table:style-name="ce5" office:value-type="float" office:value="0.000002" calcext:value-type="float">
            <text:p>0,000002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2" office:value-type="string" calcext:value-type="string">
            <text:p>mpi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3" office:value-type="string" calcext:value-type="string">
            <text:p>nproc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0.000016215" calcext:value-type="float">
            <text:p>0,000016215</text:p>
          </table:table-cell>
          <table:table-cell table:style-name="ce5" table:formula="of:=[.C4]/[.B8]" office:value-type="float" office:value="0.123342584027135" calcext:value-type="float">
            <text:p>0,123342584027135</text:p>
          </table:table-cell>
          <table:table-cell table:style-name="ce5" table:formula="of:=[.C8]/[.A8]" office:value-type="float" office:value="0.123342584027135" calcext:value-type="float">
            <text:p>0,123342584027135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0.007823579" calcext:value-type="float">
            <text:p>0,007823579</text:p>
          </table:table-cell>
          <table:table-cell table:style-name="ce5" table:formula="of:=[.C4]/[.B9]" office:value-type="float" office:value="0.000255637477425613" calcext:value-type="float">
            <text:p>0,000255637477425613</text:p>
          </table:table-cell>
          <table:table-cell table:style-name="ce5" table:formula="of:=[.C9]/[.A9]" office:value-type="float" office:value="0.000127818738712806" calcext:value-type="float">
            <text:p>0,000127818738712806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0.015689571" calcext:value-type="float">
            <text:p>0,015689571</text:p>
          </table:table-cell>
          <table:table-cell table:style-name="ce5" table:formula="of:=[.C4]/[.B10]" office:value-type="float" office:value="0.000127473211345294" calcext:value-type="float">
            <text:p>0,000127473211345294</text:p>
          </table:table-cell>
          <table:table-cell table:style-name="ce5" table:formula="of:=[.C10]/[.A10]" office:value-type="float" office:value="0.0000424910704484314" calcext:value-type="float">
            <text:p>4,24910704484314E-05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0.015040288" calcext:value-type="float">
            <text:p>0,015040288</text:p>
          </table:table-cell>
          <table:table-cell table:style-name="ce5" table:formula="of:=[.C4]/[.B11]" office:value-type="float" office:value="0.000132976177051929" calcext:value-type="float">
            <text:p>0,000132976177051929</text:p>
          </table:table-cell>
          <table:table-cell table:style-name="ce5" table:formula="of:=[.C11]/[.A11]" office:value-type="float" office:value="0.0000332440442629822" calcext:value-type="float">
            <text:p>3,32440442629822E-05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ime(s)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0.000021382" calcext:value-type="float">
            <text:p>0,000021382</text:p>
          </table:table-cell>
          <table:table-cell table:style-name="ce5" table:formula="of:=[.C4]/[.B15]" office:value-type="float" office:value="0.0935366195865681" calcext:value-type="float">
            <text:p>0,0935366195865681</text:p>
          </table:table-cell>
          <table:table-cell table:style-name="ce5" table:formula="of:=[.C15]/[.A15]" office:value-type="float" office:value="0.0935366195865681" calcext:value-type="float">
            <text:p>0,093536619586568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0.000240275" calcext:value-type="float">
            <text:p>0,000240275</text:p>
          </table:table-cell>
          <table:table-cell table:style-name="ce5" table:formula="of:=[.C4]/[.B16]" office:value-type="float" office:value="0.00832379565081677" calcext:value-type="float">
            <text:p>0,00832379565081677</text:p>
          </table:table-cell>
          <table:table-cell table:style-name="ce5" table:formula="of:=[.C16]/[.A16]" office:value-type="float" office:value="0.00416189782540839" calcext:value-type="float">
            <text:p>0,00416189782540839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0.000240187" calcext:value-type="float">
            <text:p>0,000240187</text:p>
          </table:table-cell>
          <table:table-cell table:style-name="ce5" table:formula="of:=[.C4]/[.B17]" office:value-type="float" office:value="0.00832684533301136" calcext:value-type="float">
            <text:p>0,00832684533301136</text:p>
          </table:table-cell>
          <table:table-cell table:style-name="ce5" table:formula="of:=[.C17]/[.A17]" office:value-type="float" office:value="0.00277561511100379" calcext:value-type="float">
            <text:p>0,00277561511100379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0.000316072" calcext:value-type="float">
            <text:p>0,000316072</text:p>
          </table:table-cell>
          <table:table-cell table:style-name="ce5" table:formula="of:=[.C4]/[.B18]" office:value-type="float" office:value="0.00632767217595991" calcext:value-type="float">
            <text:p>0,00632767217595991</text:p>
          </table:table-cell>
          <table:table-cell table:style-name="ce5" table:formula="of:=[.C18]/[.A18]" office:value-type="float" office:value="0.00158191804398998" calcext:value-type="float">
            <text:p>0,0015819180439899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style-name="ce1" table:number-columns-repeated="4"/>
          <table:table-cell/>
        </table:table-row>
        <table:table-row table:style-name="ro1" table:number-rows-repeated="13"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tr" fo:country="T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tr" fo:country="TR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3:49:41.797925013</meta:creation-date>
    <dc:date>2023-06-16T16:39:47.151097180</dc:date>
    <meta:editing-duration>PT2H47M43S</meta:editing-duration>
    <meta:editing-cycles>5</meta:editing-cycles>
    <meta:generator>LibreOffice/7.4.7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004586" svg:stroke-linecap="round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62cm" svg:height="9.767cm" xlink:href=".." xlink:type="simple" chart:class="chart:scatter" chart:style-name="ch1">
        <chart:title svg:x="5.767cm" svg:y="0.33cm" chart:style-name="ch2">
          <text:p>time comparison(mpi vs mp)</text:p>
        </chart:title>
        <chart:legend chart:legend-position="end" svg:x="14.662cm" svg:y="4.388cm" style:legend-expansion="high" chart:style-name="ch3"/>
        <chart:plot-area chart:style-name="ch4" table:cell-range-address="Sheet1.A8:Sheet1.B11 Sheet1.B14:Sheet1.B17" chart:data-source-has-labels="row" svg:x="1.306cm" svg:y="1.252cm" svg:width="13.009cm" svg:height="7.391cm">
          <chart:coordinate-region svg:x="2.774cm" svg:y="1.425cm" svg:width="11.447cm" svg:height="6.624cm"/>
          <chart:axis chart:dimension="x" chart:name="primary-x" chart:style-name="ch5">
            <chart:title svg:x="6.84cm" svg:y="8.838cm" chart:style-name="ch6">
              <text:p>nproc/thread</text:p>
            </chart:title>
          </chart:axis>
          <chart:axis chart:dimension="y" chart:name="primary-y" chart:style-name="ch7">
            <chart:title svg:x="0.451cm" svg:y="5.309cm" chart:style-name="ch8">
              <text:p>time</text:p>
            </chart:title>
            <chart:grid chart:style-name="ch9" chart:class="major"/>
          </chart:axis>
          <chart:series chart:style-name="ch10" chart:values-cell-range-address="Sheet1.B8:Sheet1.B11" loext:label-string="mpi" chart:class="chart:scatter">
            <chart:domain table:cell-range-address="Sheet1.A8:Sheet1.A11"/>
            <chart:data-point chart:repeated="4"/>
          </chart:series>
          <chart:series chart:style-name="ch11" chart:values-cell-range-address="Sheet1.B14:Sheet1.B17" loext:label-string="mp" chart:class="chart:scatter">
            <chart:domain table:cell-range-address="Sheet1.A14:Sheet1.A17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i</text:p>
              </table:table-cell>
              <table:table-cell office:value-type="string">
                <text:p>Column A</text:p>
              </table:table-cell>
              <table:table-cell office:value-type="string">
                <text:p>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000016215">
                <text:p>0.000016215</text:p>
                <draw:g>
                  <svg:desc>Sheet1.B8:Sheet1.B11</svg:desc>
                </draw:g>
              </table:table-cell>
              <table:table-cell office:value-type="float" office:value="NaN">
                <text:p>NaN</text:p>
                <draw:g>
                  <svg:desc>Sheet1.A14:Sheet1.A17</svg:desc>
                </draw:g>
              </table:table-cell>
              <table:table-cell office:value-type="float" office:value="NaN">
                <text:p>NaN</text:p>
                <draw:g>
                  <svg:desc>Sheet1.B1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823579">
                <text:p>0.007823579</text:p>
              </table:table-cell>
              <table:table-cell office:value-type="float" office:value="1">
                <text:p>1</text:p>
              </table:table-cell>
              <table:table-cell office:value-type="float" office:value="0.000021382">
                <text:p>0.000021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5689571">
                <text:p>0.015689571</text:p>
              </table:table-cell>
              <table:table-cell office:value-type="float" office:value="2">
                <text:p>2</text:p>
              </table:table-cell>
              <table:table-cell office:value-type="float" office:value="0.000240275">
                <text:p>0.00024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5040288">
                <text:p>0.015040288</text:p>
              </table:table-cell>
              <table:table-cell office:value-type="float" office:value="3">
                <text:p>3</text:p>
              </table:table-cell>
              <table:table-cell office:value-type="float" office:value="0.000240187">
                <text:p>0.000240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true" chart:origin="0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004586" svg:stroke-linecap="round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1cm" svg:height="9.143cm" xlink:href=".." xlink:type="simple" chart:class="chart:scatter" chart:style-name="ch1">
        <chart:title svg:x="5.605cm" svg:y="0.317cm" chart:style-name="ch2">
          <text:p>speed up comparison</text:p>
        </chart:title>
        <chart:legend chart:legend-position="end" svg:x="12.911cm" svg:y="4.076cm" style:legend-expansion="high" chart:style-name="ch3"/>
        <chart:plot-area chart:style-name="ch4" table:cell-range-address="Sheet1.A8:Sheet1.A11 Sheet1.C8:Sheet1.C11 Sheet1.C14:Sheet1.C17" chart:data-source-has-labels="row" svg:x="0.947cm" svg:y="1.4cm" svg:width="11.983cm" svg:height="6.761cm">
          <chart:coordinate-region svg:x="2.23cm" svg:y="1.573cm" svg:width="10.606cm" svg:height="5.994cm"/>
          <chart:axis chart:dimension="x" chart:name="primary-x" chart:style-name="ch5">
            <chart:title svg:x="5.889cm" svg:y="8.343cm" chart:style-name="ch6">
              <text:p>nproc / thread</text:p>
            </chart:title>
          </chart:axis>
          <chart:axis chart:dimension="y" chart:name="primary-y" chart:style-name="ch7">
            <chart:title svg:x="0.127cm" svg:y="5.962cm" chart:style-name="ch8">
              <text:p>speed-up factor</text:p>
            </chart:title>
            <chart:grid chart:style-name="ch9" chart:class="major"/>
          </chart:axis>
          <chart:series chart:style-name="ch10" chart:values-cell-range-address="Sheet1.C8:Sheet1.C11" loext:label-string="mpi" chart:class="chart:scatter">
            <chart:domain table:cell-range-address="Sheet1.A8:Sheet1.A11"/>
            <chart:data-point chart:repeated="4"/>
          </chart:series>
          <chart:series chart:style-name="ch11" chart:values-cell-range-address="Sheet1.C14:Sheet1.C17" loext:label-string="mpi" chart:class="chart:scatter">
            <chart:domain table:cell-range-address="Sheet1.A14:Sheet1.A17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i</text:p>
              </table:table-cell>
              <table:table-cell office:value-type="string">
                <text:p>Column A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123342584027135">
                <text:p>0.123342584027135</text:p>
                <draw:g>
                  <svg:desc>Sheet1.C8:Sheet1.C11</svg:desc>
                </draw:g>
              </table:table-cell>
              <table:table-cell office:value-type="float" office:value="NaN">
                <text:p>NaN</text:p>
                <draw:g>
                  <svg:desc>Sheet1.A14:Sheet1.A17</svg:desc>
                </draw:g>
              </table:table-cell>
              <table:table-cell office:value-type="float" office:value="NaN">
                <text:p>NaN</text:p>
                <draw:g>
                  <svg:desc>Sheet1.C14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55637477425613">
                <text:p>0.000255637477425613</text:p>
              </table:table-cell>
              <table:table-cell office:value-type="float" office:value="1">
                <text:p>1</text:p>
              </table:table-cell>
              <table:table-cell office:value-type="float" office:value="0.0935366195865681">
                <text:p>0.093536619586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127473211345294">
                <text:p>0.000127473211345294</text:p>
              </table:table-cell>
              <table:table-cell office:value-type="float" office:value="2">
                <text:p>2</text:p>
              </table:table-cell>
              <table:table-cell office:value-type="float" office:value="0.00832379565081677">
                <text:p>0.0083237956508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32976177051929">
                <text:p>0.000132976177051929</text:p>
              </table:table-cell>
              <table:table-cell office:value-type="float" office:value="3">
                <text:p>3</text:p>
              </table:table-cell>
              <table:table-cell office:value-type="float" office:value="0.00832684533301136">
                <text:p>0.00832684533301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true" chart:origin="0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004586" svg:stroke-linecap="round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77cm" svg:height="9.303cm" xlink:href=".." xlink:type="simple" chart:class="chart:scatter" chart:style-name="ch1">
        <chart:title svg:x="6.872cm" svg:y="0.321cm" chart:style-name="ch2">
          <text:p>Efficiency comparison</text:p>
        </chart:title>
        <chart:legend chart:legend-position="end" loext:overlay="true" svg:x="15.101cm" svg:y="3.933cm" style:legend-expansion="high" chart:style-name="ch3"/>
        <chart:plot-area chart:style-name="ch4" table:cell-range-address="Sheet1.A8:Sheet1.A11 Sheet1.D8:Sheet1.D11 Sheet1.C4:Sheet1.C4 Sheet1.D14:Sheet1.D17" chart:data-source-has-labels="row" svg:x="0.958cm" svg:y="1.427cm" svg:width="14.164cm" svg:height="6.865cm">
          <chart:coordinate-region svg:x="2.611cm" svg:y="1.6cm" svg:width="12.417cm" svg:height="6.098cm"/>
          <chart:axis chart:dimension="x" chart:name="primary-x" chart:style-name="ch5">
            <chart:title svg:x="6.991cm" svg:y="8.478cm" chart:style-name="ch6">
              <text:p>nproc / thread</text:p>
            </chart:title>
          </chart:axis>
          <chart:axis chart:dimension="y" chart:name="primary-y" chart:style-name="ch7">
            <chart:title svg:x="0.085cm" svg:y="5.604cm" chart:style-name="ch8">
              <text:p>efficiency</text:p>
            </chart:title>
            <chart:grid chart:style-name="ch9" chart:class="major"/>
          </chart:axis>
          <chart:series chart:style-name="ch10" chart:values-cell-range-address="Sheet1.D8:Sheet1.D11" loext:label-string="mpi" chart:class="chart:scatter">
            <chart:domain table:cell-range-address="Sheet1.A8:Sheet1.A11"/>
            <chart:data-point chart:repeated="4"/>
          </chart:series>
          <chart:series chart:style-name="ch11" chart:values-cell-range-address="Sheet1.C4:Sheet1.C4" loext:label-string="c_time" chart:class="chart:scatter">
            <chart:data-point chart:repeated="4"/>
          </chart:series>
          <chart:series chart:style-name="ch12" chart:values-cell-range-address="Sheet1.D14:Sheet1.D17" loext:label-string="mpi" chart:class="chart:scatter">
            <chart:domain table:cell-range-address="Sheet1.A14:Sheet1.A17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i</text:p>
              </table:table-cell>
              <table:table-cell office:value-type="string">
                <text:p>c_time</text:p>
              </table:table-cell>
              <table:table-cell office:value-type="string">
                <text:p>Column A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11</svg:desc>
                </draw:g>
              </table:table-cell>
              <table:table-cell office:value-type="float" office:value="0.123342584027135">
                <text:p>0.123342584027135</text:p>
                <draw:g>
                  <svg:desc>Sheet1.D8:Sheet1.D11</svg:desc>
                </draw:g>
              </table:table-cell>
              <table:table-cell office:value-type="float" office:value="0.000002">
                <text:p>0.000002</text:p>
                <draw:g>
                  <svg:desc>Sheet1.C4:Sheet1.C4</svg:desc>
                </draw:g>
              </table:table-cell>
              <table:table-cell office:value-type="float" office:value="NaN">
                <text:p>NaN</text:p>
                <draw:g>
                  <svg:desc>Sheet1.A14:Sheet1.A17</svg:desc>
                </draw:g>
              </table:table-cell>
              <table:table-cell office:value-type="float" office:value="NaN">
                <text:p>NaN</text:p>
                <draw:g>
                  <svg:desc>Sheet1.D14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27818738712806">
                <text:p>0.0001278187387128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935366195865681">
                <text:p>0.093536619586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424910704484314">
                <text:p>0.000042491070448431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189782540839">
                <text:p>0.00416189782540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332440442629822">
                <text:p>0.000033244044262982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277561511100379">
                <text:p>0.00277561511100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